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3.39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3.4cm" fo:min-width="5.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75cm" svg:x="1.45cm" svg:y="1.0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cm" svg:y1="3.8cm" svg:x2="4.2cm" svg:y2="5.3cm">
          <text:p/>
        </draw:line>
        <draw:line draw:style-name="gr2" draw:text-style-name="P3" draw:layer="layout" svg:x1="4.2cm" svg:y1="9cm" svg:x2="4.2cm" svg:y2="10.5cm">
          <text:p/>
        </draw:line>
        <draw:custom-shape draw:style-name="gr3" draw:text-style-name="P2" draw:layer="layout" svg:width="6cm" svg:height="3.65cm" svg:x="1.2cm" svg:y="5.4cm">
          <text:p text:style-name="P1"><text:span text:style-name="T1">userProbability =</text:span></text:p>
          <text:p text:style-name="P1"><text:span text:style-name="T2">1 / (1+10^((problem_elo - user_elo) / 400)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3.65cm" svg:x="1.2cm" svg:y="10.6cm">
          <text:p text:style-name="P1"><text:span text:style-name="T1">problemProbability =</text:span></text:p>
          <text:p text:style-name="P1"><text:span text:style-name="T2">1 / (1+10^((user_elo - problem_elo) / 400)</text:span><text:span text:style-name="T3">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cm" svg:y1="14.2cm" svg:x2="4.2cm" svg:y2="15.7cm">
          <text:p/>
        </draw:line>
        <draw:custom-shape draw:style-name="gr3" draw:text-style-name="P2" draw:layer="layout" svg:width="6cm" svg:height="3.65cm" svg:x="1.2cm" svg:y="15.8cm">
          <text:p text:style-name="P1"><text:span text:style-name="T1">NewUserElo </text:span><text:span text:style-name="T1">= <text:s/></text:span><text:span text:style-name="T3"><text:s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cm" svg:y1="19.5cm" svg:x2="4.2cm" svg:y2="21cm">
          <text:p/>
        </draw:line>
        <draw:custom-shape draw:style-name="gr3" draw:text-style-name="P2" draw:layer="layout" svg:width="6cm" svg:height="3.65cm" svg:x="1.2cm" svg:y="21.1cm">
          <text:p text:style-name="P1"><text:span text:style-name="T1">newProblemElo = </text:span><text:span text:style-name="T3"><text:s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0:05:11.875251250</meta:creation-date>
    <meta:generator>LibreOffice/25.8.5.2$Linux_X86_64 LibreOffice_project/580$Build-2</meta:generator>
    <dc:date>2026-04-15T11:48:14.781579473</dc:date>
    <meta:editing-duration>PT20M53S</meta:editing-duration>
    <meta:editing-cycles>12</meta:editing-cycles>
    <meta:document-statistic meta:object-count="9"/>
  </office:meta>
</office:document-meta>
</file>